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db11" officeooo:paragraph-rsid="0004db11"/>
    </style:style>
    <style:style style:name="P2" style:family="paragraph" style:parent-style-name="Standard" style:list-style-name="L1">
      <style:text-properties officeooo:rsid="000579e2" officeooo:paragraph-rsid="000579e2"/>
    </style:style>
    <style:style style:name="P3" style:family="paragraph" style:parent-style-name="Standard" style:list-style-name="L1">
      <style:text-properties officeooo:rsid="0006e356" officeooo:paragraph-rsid="0006e356"/>
    </style:style>
    <style:style style:name="P4" style:family="paragraph" style:parent-style-name="Standard">
      <style:text-properties officeooo:rsid="0006e356" officeooo:paragraph-rsid="0006e356"/>
    </style:style>
    <style:style style:name="P5" style:family="paragraph" style:parent-style-name="Standard" style:list-style-name="L1">
      <style:text-properties style:text-underline-style="solid" style:text-underline-width="auto" style:text-underline-color="font-color" fo:font-weight="bold" officeooo:rsid="0006e356" officeooo:paragraph-rsid="0006e356" style:font-weight-asian="bold" style:font-weight-complex="bold"/>
    </style:style>
    <style:style style:name="P6" style:family="paragraph" style:parent-style-name="Standard" style:list-style-name="L1">
      <style:text-properties officeooo:rsid="0007fb45" officeooo:paragraph-rsid="0007fb45"/>
    </style:style>
    <style:style style:name="P7" style:family="paragraph" style:parent-style-name="Standard" style:list-style-name="L1">
      <style:text-properties officeooo:rsid="00096bad" officeooo:paragraph-rsid="00096bad"/>
    </style:style>
    <style:style style:name="P8" style:family="paragraph" style:parent-style-name="Standard" style:list-style-name="L1">
      <style:text-properties officeooo:rsid="000a0274" officeooo:paragraph-rsid="000a0274"/>
    </style:style>
    <style:style style:name="P9" style:family="paragraph" style:parent-style-name="Standard" style:list-style-name="L1">
      <style:text-properties officeooo:rsid="000b1d65" officeooo:paragraph-rsid="000b1d65"/>
    </style:style>
    <style:style style:name="P10" style:family="paragraph" style:parent-style-name="Standard">
      <style:text-properties officeooo:rsid="000b1d65" officeooo:paragraph-rsid="000b1d65"/>
    </style:style>
    <style:style style:name="T1" style:family="text">
      <style:text-properties officeooo:rsid="00096621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5">Questionnaires Positionnement SQL</text:p>
          <text:p text:style-name="P1"/>
        </text:list-header>
        <text:list-item>
          <text:p text:style-name="P1">Oui , j’avais déjà utilisé le langage SQL</text:p>
        </text:list-item>
        <text:list-item>
          <text:p text:style-name="P2">Une Base de données est une collection d’informations rangée d’une certaine manière. </text:p>
        </text:list-item>
        <text:list-item>
          <text:p text:style-name="P2">SQL correspond </text:p>
          <text:list>
            <text:list-item>
              <text:p text:style-name="P2">Structured Query langage </text:p>
            </text:list-item>
            <text:list-item>
              <text:p text:style-name="P2">un langage qui me permet de communiquer avec une Base de Données </text:p>
            </text:list-item>
            <text:list-item>
              <text:p text:style-name="P6">langage de manipulation de données (pour faire des appels à la Base de données)</text:p>
            </text:list-item>
            <text:list-item>
              <text:p text:style-name="P6">pour faire des modifications dans une Base de données </text:p>
              <text:p text:style-name="P8"/>
            </text:list-item>
          </text:list>
        </text:list-item>
        <text:list-item>
          <text:p text:style-name="P3">(A AND B) OR ( C AN D )</text:p>
        </text:list-item>
        <text:list-item>
          <text:p text:style-name="P6">SELECT nom,prenom FROM clients WHERE ville LIKE ’P%is’ ;</text:p>
          <text:list>
            <text:list-item>
              <text:p text:style-name="P6">SELECT nom, prenom FROM clients WHERE ville=’Paris’ ;</text:p>
            </text:list-item>
          </text:list>
        </text:list-item>
        <text:list-item>
          <text:p text:style-name="P6">Vrai</text:p>
        </text:list-item>
        <text:list-item>
          <text:p text:style-name="P6">IFNULL(expression testée, expression de remplacement)</text:p>
        </text:list-item>
        <text:list-item>
          <text:p text:style-name="P6">JOIN</text:p>
        </text:list-item>
        <text:list-item>
          <text:p text:style-name="P6">Vrai</text:p>
        </text:list-item>
        <text:list-item>
          <text:p text:style-name="P6"><text:s/>INSERT INTO</text:p>
        </text:list-item>
        <text:list-item>
          <text:p text:style-name="P6">La requête met à jour la table client en mettant la valeur 28 dans la colonne age , la valeur Paris dans la colonne ville pour l’enregistrement <text:span text:style-name="T1">ayant l’id 4</text:span></text:p>
        </text:list-item>
        <text:list-item>
          <text:p text:style-name="P7">DELETE FROM client WHERE age &lt;18</text:p>
        </text:list-item>
        <text:list-item>
          <text:p text:style-name="P9">Créer un modèle conceptuel et en faire un script de création de BDD</text:p>
        </text:list-item>
        <text:list-item>
          <text:p text:style-name="P9">Vrai</text:p>
        </text:list-item>
        <text:list-item>
          <text:p text:style-name="P9">ALTER</text:p>
        </text:list-item>
        <text:list-item>
          <text:p text:style-name="P9">Risqué, car une fois supprimée, les données sont perdues définitivement</text:p>
        </text:list-item>
        <text:list-item>
          <text:p text:style-name="P9">De structurer sa base de données pour éviter les doublons</text:p>
          <text:list>
            <text:list-item>
              <text:p text:style-name="P9">d’utiliser un index pour accélérer l’ex&amp;cution des requèetes SQL</text:p>
            </text:list-item>
          </text:list>
        </text:list-item>
      </text:list>
      <text:p text:style-name="P10"/>
      <text:list text:continue-numbering="true" text:style-name="L1">
        <text:list-item>
          <text:list>
            <text:list-header>
              <text:p text:style-name="P6"><text:tab/></text:p>
            </text:list-header>
          </text:list>
        </text:list-item>
      </text:list>
      <text:p text:style-name="P4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5:37:23.956658557</meta:creation-date>
    <meta:generator>LibreOffice/24.2.7.2$Linux_X86_64 LibreOffice_project/420$Build-2</meta:generator>
    <dc:date>2025-01-28T16:00:42.724499782</dc:date>
    <meta:editing-duration>PT23M16S</meta:editing-duration>
    <meta:editing-cycles>8</meta:editing-cycles>
    <meta:document-statistic meta:table-count="0" meta:image-count="0" meta:object-count="0" meta:page-count="1" meta:paragraph-count="26" meta:word-count="202" meta:character-count="1118" meta:non-whitespace-character-count="955"/>
  </office:meta>
</office:document-meta>
</file>